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9in"/>
    </style:style>
    <style:style style:name="co3" style:family="table-column">
      <style:table-column-properties fo:break-before="auto" style:column-width="1.9516in"/>
    </style:style>
    <style:style style:name="co4" style:family="table-column">
      <style:table-column-properties fo:break-before="auto" style:column-width="0.3339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572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2.0201in"/>
    </style:style>
    <style:style style:name="co9" style:family="table-column">
      <style:table-column-properties fo:break-before="auto" style:column-width="1.9654in"/>
    </style:style>
    <style:style style:name="co10" style:family="table-column">
      <style:table-column-properties fo:break-before="auto" style:column-width="4.1055in"/>
    </style:style>
    <style:style style:name="co11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6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6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7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9" style:family="table-cell" style:parent-style-name="Default" style:data-style-name="N99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0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1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2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7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text-line-through-style="solid" style:text-line-through-type="single"/>
    </style:style>
    <style:style style:name="ce14" style:family="table-cell" style:parent-style-name="Default" style:data-style-name="N100"/>
    <style:style style:name="ce4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3"/>
        <table:table-column table:style-name="co3" table:default-cell-style-name="ce33"/>
        <table:table-column table:style-name="co1" table:number-columns-repeated="2" table:default-cell-style-name="ce33"/>
        <table:table-column table:style-name="co1" table:default-cell-style-name="ce38"/>
        <table:table-column table:style-name="co1" table:default-cell-style-name="ce40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14"/>
        <table:table-column table:style-name="co1" table:number-columns-repeated="2" table:default-cell-style-name="Default"/>
        <table:table-column table:style-name="co9" table:default-cell-style-name="ce33"/>
        <table:table-column table:style-name="co10" table:default-cell-style-name="ce33"/>
        <table:table-column table:style-name="co11" table:default-cell-style-name="ce45"/>
        <table:table-column table:style-name="co1" table:default-cell-style-name="Default"/>
        <table:table-column table:style-name="co1" table:number-columns-repeated="1636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hms</text:p>
          </table:table-cell>
          <table:table-cell table:style-name="ce1" office:value-type="string" calcext:value-type="string">
            <text:p>Farads</text:p>
          </table:table-cell>
          <table:table-cell table:style-name="ce1" office:value-type="string" calcext:value-type="string">
            <text:p>Henrys</text:p>
          </table:table-cell>
          <table:table-cell table:style-name="ce1" office:value-type="string" calcext:value-type="string">
            <text:p>Hertz</text:p>
          </table:table-cell>
          <table:table-cell table:style-name="ce37" office:value-type="string" calcext:value-type="string">
            <text:p>Value</text:p>
          </table:table-cell>
          <table:table-cell table:style-name="ce37" office:value-type="string" calcext:value-type="string">
            <text:p>SI</text:p>
          </table:table-cell>
          <table:table-cell table:style-name="ce1" office:value-type="string" calcext:value-type="string">
            <text:p>Volts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Amps</text:p>
          </table:table-cell>
          <table:table-cell table:style-name="ce1" office:value-type="string" calcext:value-type="string">
            <text:p>Tolerance</text:p>
          </table:table-cell>
          <table:table-cell table:style-name="ce12" office:value-type="string" calcext:value-type="string">
            <text:p>Typ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mage</text:p>
          </table:table-cell>
          <table:table-cell table:style-name="ce43" office:value-type="string" calcext:value-type="string">
            <text:p>Link (Ctrl click)</text:p>
          </table:table-cell>
          <table:table-cell table:style-name="ce46" table:number-columns-repeated="16367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2]+[.C2]+[.D2]+[.E2]" office:value-type="float" office:value="100" calcext:value-type="float">
            <text:p>100</text:p>
          </table:table-cell>
          <table:table-cell table:style-name="ce39" table:formula="of:=IF([.F2]&gt;=1000000; TEXT([.F2]/1000000; &quot;0.0#&quot;)&amp;&quot; M&quot;; IF([.F2]&gt;=1000; TEXT([.F2]/1000; &quot;0.0#&quot;)&amp;&quot; k&quot;;  IF([.F2]&gt;=1; TEXT([.F2]; &quot;0.0#&quot;);IF([.F2]&gt;=0.001; TEXT([.F2]*1000; &quot;0.0#&quot;)&amp;&quot; m&quot;; IF([.F2]&gt;=0.000001; TEXT([.F2]*1000000; &quot;0.0#&quot;)&amp;&quot; µ&quot;;IF([.F2]&gt;=0.000000001; TEXT([.F2]*1000000000; &quot;0.0#&quot;)&amp;&quot; n&quot;; IF([.F2]&gt;=0.000000000001; TEXT([.F2]*1000000000000; &quot;0.0#&quot;)&amp;&quot; p&quot;;TEXT([.F2]; &quot;0.0#&quot;))))))))" office:value-type="string" office:string-value="100.0" calcext:value-type="string">
            <text:p>100.0</text:p>
          </table:table-cell>
          <table:table-cell table:number-columns-repeated="4"/>
          <table:table-cell table:style-name="ce13"/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2 Row 1 Column 2</text:p>
          </table:table-cell>
          <table:table-cell office:value-type="string" calcext:value-type="string">
            <text:p>Misc 2/IMG_9580.jpg</text:p>
          </table:table-cell>
          <table:table-cell table:style-name="ce44" table:formula="of:=HYPERLINK([.P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[.B3]+[.C3]+[.D3]+[.E3]" office:value-type="float" office:value="50" calcext:value-type="float">
            <text:p>50</text:p>
          </table:table-cell>
          <table:table-cell table:style-name="ce39" table:formula="of:=IF([.F3]&gt;=1000000; TEXT([.F3]/1000000; &quot;0.0#&quot;)&amp;&quot; M&quot;; IF([.F3]&gt;=1000; TEXT([.F3]/1000; &quot;0.0#&quot;)&amp;&quot; k&quot;;  IF([.F3]&gt;=1; TEXT([.F3]; &quot;0.0#&quot;);IF([.F3]&gt;=0.001; TEXT([.F3]*1000; &quot;0.0#&quot;)&amp;&quot; m&quot;; IF([.F3]&gt;=0.000001; TEXT([.F3]*1000000; &quot;0.0#&quot;)&amp;&quot; µ&quot;;IF([.F3]&gt;=0.000000001; TEXT([.F3]*1000000000; &quot;0.0#&quot;)&amp;&quot; n&quot;; IF([.F3]&gt;=0.000000000001; TEXT([.F3]*1000000000000; &quot;0.0#&quot;)&amp;&quot; p&quot;;TEXT([.F3]; &quot;0.0#&quot;))))))))" office:value-type="string" office:string-value="50.0" calcext:value-type="string">
            <text:p>50.0</text:p>
          </table:table-cell>
          <table:table-cell table:number-columns-repeated="4"/>
          <table:table-cell table:style-name="ce13"/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2 Row 1 Column 3</text:p>
          </table:table-cell>
          <table:table-cell office:value-type="string" calcext:value-type="string">
            <text:p>Misc 2/IMG_9580.jpg</text:p>
          </table:table-cell>
          <table:table-cell table:style-name="ce44" table:formula="of:=HYPERLINK([.P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4]+[.C4]+[.D4]+[.E4]" office:value-type="float" office:value="1000000" calcext:value-type="float">
            <text:p>1000000</text:p>
          </table:table-cell>
          <table:table-cell table:style-name="ce39" table:formula="of:=IF([.F4]&gt;=1000000; TEXT([.F4]/1000000; &quot;0.0#&quot;)&amp;&quot; M&quot;; IF([.F4]&gt;=1000; TEXT([.F4]/1000; &quot;0.0#&quot;)&amp;&quot; k&quot;;  IF([.F4]&gt;=1; TEXT([.F4]; &quot;0.0#&quot;);IF([.F4]&gt;=0.001; TEXT([.F4]*1000; &quot;0.0#&quot;)&amp;&quot; m&quot;; IF([.F4]&gt;=0.000001; TEXT([.F4]*1000000; &quot;0.0#&quot;)&amp;&quot; µ&quot;;IF([.F4]&gt;=0.000000001; TEXT([.F4]*1000000000; &quot;0.0#&quot;)&amp;&quot; n&quot;; IF([.F4]&gt;=0.000000000001; TEXT([.F4]*1000000000000; &quot;0.0#&quot;)&amp;&quot; p&quot;;TEXT([.F4]; &quot;0.0#&quot;))))))))" office:value-type="string" office:string-value="1.0 M" calcext:value-type="string">
            <text:p>1.0 M</text:p>
          </table:table-cell>
          <table:table-cell table:number-columns-repeated="3"/>
          <table:table-cell table:style-name="ce42"/>
          <table:table-cell table:style-name="ce13"/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2 Row 1 Column 4</text:p>
          </table:table-cell>
          <table:table-cell office:value-type="string" calcext:value-type="string">
            <text:p>Misc 2/IMG_9580.jpg</text:p>
          </table:table-cell>
          <table:table-cell table:style-name="ce44" table:formula="of:=HYPERLINK([.P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5]+[.C5]+[.D5]+[.E5]" office:value-type="float" office:value="1000000" calcext:value-type="float">
            <text:p>1000000</text:p>
          </table:table-cell>
          <table:table-cell table:style-name="ce39" table:formula="of:=IF([.F5]&gt;=1000000; TEXT([.F5]/1000000; &quot;0.0#&quot;)&amp;&quot; M&quot;; IF([.F5]&gt;=1000; TEXT([.F5]/1000; &quot;0.0#&quot;)&amp;&quot; k&quot;;  IF([.F5]&gt;=1; TEXT([.F5]; &quot;0.0#&quot;);IF([.F5]&gt;=0.001; TEXT([.F5]*1000; &quot;0.0#&quot;)&amp;&quot; m&quot;; IF([.F5]&gt;=0.000001; TEXT([.F5]*1000000; &quot;0.0#&quot;)&amp;&quot; µ&quot;;IF([.F5]&gt;=0.000000001; TEXT([.F5]*1000000000; &quot;0.0#&quot;)&amp;&quot; n&quot;; IF([.F5]&gt;=0.000000000001; TEXT([.F5]*1000000000000; &quot;0.0#&quot;)&amp;&quot; p&quot;;TEXT([.F5]; &quot;0.0#&quot;))))))))" office:value-type="string" office:string-value="1.0 M" calcext:value-type="string">
            <text:p>1.0 M</text:p>
          </table:table-cell>
          <table:table-cell table:number-columns-repeated="3"/>
          <table:table-cell table:style-name="ce42"/>
          <table:table-cell table:style-name="ce13"/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2 Row 1 Column 5</text:p>
          </table:table-cell>
          <table:table-cell office:value-type="string" calcext:value-type="string">
            <text:p>Misc 2/IMG_9580.jpg</text:p>
          </table:table-cell>
          <table:table-cell table:style-name="ce44" table:formula="of:=HYPERLINK([.P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374000" calcext:value-type="float">
            <text:p>374000</text:p>
          </table:table-cell>
          <table:table-cell table:number-columns-repeated="3"/>
          <table:table-cell table:formula="of:=[.B6]+[.C6]+[.D6]+[.E6]" office:value-type="float" office:value="374000" calcext:value-type="float">
            <text:p>374000</text:p>
          </table:table-cell>
          <table:table-cell table:style-name="ce39" table:formula="of:=IF([.F6]&gt;=1000000; TEXT([.F6]/1000000; &quot;0.0#&quot;)&amp;&quot; M&quot;; IF([.F6]&gt;=1000; TEXT([.F6]/1000; &quot;0.0#&quot;)&amp;&quot; k&quot;;  IF([.F6]&gt;=1; TEXT([.F6]; &quot;0.0#&quot;);IF([.F6]&gt;=0.001; TEXT([.F6]*1000; &quot;0.0#&quot;)&amp;&quot; m&quot;; IF([.F6]&gt;=0.000001; TEXT([.F6]*1000000; &quot;0.0#&quot;)&amp;&quot; µ&quot;;IF([.F6]&gt;=0.000000001; TEXT([.F6]*1000000000; &quot;0.0#&quot;)&amp;&quot; n&quot;; IF([.F6]&gt;=0.000000000001; TEXT([.F6]*1000000000000; &quot;0.0#&quot;)&amp;&quot; p&quot;;TEXT([.F6]; &quot;0.0#&quot;))))))))" office:value-type="string" office:string-value="374.0 k" calcext:value-type="string">
            <text:p>374.0 k</text:p>
          </table:table-cell>
          <table:table-cell table:number-columns-repeated="3"/>
          <table:table-cell table:style-name="ce42" office:value-type="percentage" office:value="0.01" calcext:value-type="percentage">
            <text:p>1.00%</text:p>
          </table:table-cell>
          <table:table-cell table:style-name="ce13" office:value-type="string" calcext:value-type="string">
            <text:p>Metal film</text:p>
          </table:table-cell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2 Row 2 Column 2</text:p>
          </table:table-cell>
          <table:table-cell office:value-type="string" calcext:value-type="string">
            <text:p>Misc 2/IMG_9580.jpg</text:p>
          </table:table-cell>
          <table:table-cell table:style-name="ce44" table:formula="of:=HYPERLINK([.P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18700" calcext:value-type="float">
            <text:p>18700</text:p>
          </table:table-cell>
          <table:table-cell table:number-columns-repeated="3"/>
          <table:table-cell table:formula="of:=[.B7]+[.C7]+[.D7]+[.E7]" office:value-type="float" office:value="18700" calcext:value-type="float">
            <text:p>18700</text:p>
          </table:table-cell>
          <table:table-cell table:style-name="ce39" table:formula="of:=IF([.F7]&gt;=1000000; TEXT([.F7]/1000000; &quot;0.0#&quot;)&amp;&quot; M&quot;; IF([.F7]&gt;=1000; TEXT([.F7]/1000; &quot;0.0#&quot;)&amp;&quot; k&quot;;  IF([.F7]&gt;=1; TEXT([.F7]; &quot;0.0#&quot;);IF([.F7]&gt;=0.001; TEXT([.F7]*1000; &quot;0.0#&quot;)&amp;&quot; m&quot;; IF([.F7]&gt;=0.000001; TEXT([.F7]*1000000; &quot;0.0#&quot;)&amp;&quot; µ&quot;;IF([.F7]&gt;=0.000000001; TEXT([.F7]*1000000000; &quot;0.0#&quot;)&amp;&quot; n&quot;; IF([.F7]&gt;=0.000000000001; TEXT([.F7]*1000000000000; &quot;0.0#&quot;)&amp;&quot; p&quot;;TEXT([.F7]; &quot;0.0#&quot;))))))))" office:value-type="string" office:string-value="18.7 k" calcext:value-type="string">
            <text:p>18.7 k</text:p>
          </table:table-cell>
          <table:table-cell table:number-columns-repeated="3"/>
          <table:table-cell table:style-name="ce42" office:value-type="percentage" office:value="0.01" calcext:value-type="percentage">
            <text:p>1.00%</text:p>
          </table:table-cell>
          <table:table-cell table:style-name="ce13"/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2 Row 2 Column 4</text:p>
          </table:table-cell>
          <table:table-cell office:value-type="string" calcext:value-type="string">
            <text:p>Misc 2/IMG_9580.jpg</text:p>
          </table:table-cell>
          <table:table-cell table:style-name="ce44" table:formula="of:=HYPERLINK([.P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table:formula="of:=[.B8]+[.C8]+[.D8]+[.E8]" office:value-type="float" office:value="5000" calcext:value-type="float">
            <text:p>5000</text:p>
          </table:table-cell>
          <table:table-cell table:style-name="ce39" table:formula="of:=IF([.F8]&gt;=1000000; TEXT([.F8]/1000000; &quot;0.0#&quot;)&amp;&quot; M&quot;; IF([.F8]&gt;=1000; TEXT([.F8]/1000; &quot;0.0#&quot;)&amp;&quot; k&quot;;  IF([.F8]&gt;=1; TEXT([.F8]; &quot;0.0#&quot;);IF([.F8]&gt;=0.001; TEXT([.F8]*1000; &quot;0.0#&quot;)&amp;&quot; m&quot;; IF([.F8]&gt;=0.000001; TEXT([.F8]*1000000; &quot;0.0#&quot;)&amp;&quot; µ&quot;;IF([.F8]&gt;=0.000000001; TEXT([.F8]*1000000000; &quot;0.0#&quot;)&amp;&quot; n&quot;; IF([.F8]&gt;=0.000000000001; TEXT([.F8]*1000000000000; &quot;0.0#&quot;)&amp;&quot; p&quot;;TEXT([.F8]; &quot;0.0#&quot;))))))))" office:value-type="string" office:string-value="5.0 k" calcext:value-type="string">
            <text:p>5.0 k</text:p>
          </table:table-cell>
          <table:table-cell table:number-columns-repeated="3"/>
          <table:table-cell table:style-name="ce42"/>
          <table:table-cell table:style-name="ce13"/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2 Row 3 Column 1</text:p>
          </table:table-cell>
          <table:table-cell office:value-type="string" calcext:value-type="string">
            <text:p>Misc 2/IMG_9580.jpg</text:p>
          </table:table-cell>
          <table:table-cell table:style-name="ce44" table:formula="of:=HYPERLINK([.P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 office:value-type="string" calcext:value-type="string">
            <text:p>IC</text:p>
          </table:table-cell>
          <table:table-cell table:number-columns-repeated="4"/>
          <table:table-cell table:formula="of:=[.B9]+[.C9]+[.D9]+[.E9]" office:value-type="float" office:value="0" calcext:value-type="float">
            <text:p>0</text:p>
          </table:table-cell>
          <table:table-cell table:style-name="ce39" table:formula="of:=IF([.F9]&gt;=1000000; TEXT([.F9]/1000000; &quot;0.0#&quot;)&amp;&quot; M&quot;; IF([.F9]&gt;=1000; TEXT([.F9]/1000; &quot;0.0#&quot;)&amp;&quot; k&quot;;  IF([.F9]&gt;=1; TEXT([.F9]; &quot;0.0#&quot;);IF([.F9]&gt;=0.001; TEXT([.F9]*1000; &quot;0.0#&quot;)&amp;&quot; m&quot;; IF([.F9]&gt;=0.000001; TEXT([.F9]*1000000; &quot;0.0#&quot;)&amp;&quot; µ&quot;;IF([.F9]&gt;=0.000000001; TEXT([.F9]*1000000000; &quot;0.0#&quot;)&amp;&quot; n&quot;; IF([.F9]&gt;=0.000000000001; TEXT([.F9]*1000000000000; &quot;0.0#&quot;)&amp;&quot; p&quot;;TEXT([.F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13" office:value-type="string" calcext:value-type="string">
            <text:p>7400 SERIES</text:p>
          </table:table-cell>
          <table:table-cell office:value-type="string" calcext:value-type="string">
            <text:p>DIP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2 Row 3 Column 2</text:p>
          </table:table-cell>
          <table:table-cell office:value-type="string" calcext:value-type="string">
            <text:p>Misc 2/IMG_9580.jpg</text:p>
          </table:table-cell>
          <table:table-cell table:style-name="ce44" table:formula="of:=HYPERLINK([.P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 office:value-type="string" calcext:value-type="string">
            <text:p>Connector</text:p>
          </table:table-cell>
          <table:table-cell table:number-columns-repeated="4"/>
          <table:table-cell table:formula="of:=[.B10]+[.C10]+[.D10]+[.E10]" office:value-type="float" office:value="0" calcext:value-type="float">
            <text:p>0</text:p>
          </table:table-cell>
          <table:table-cell table:style-name="ce39" table:formula="of:=IF([.F10]&gt;=1000000; TEXT([.F10]/1000000; &quot;0.0#&quot;)&amp;&quot; M&quot;; IF([.F10]&gt;=1000; TEXT([.F10]/1000; &quot;0.0#&quot;)&amp;&quot; k&quot;;  IF([.F10]&gt;=1; TEXT([.F10]; &quot;0.0#&quot;);IF([.F10]&gt;=0.001; TEXT([.F10]*1000; &quot;0.0#&quot;)&amp;&quot; m&quot;; IF([.F10]&gt;=0.000001; TEXT([.F10]*1000000; &quot;0.0#&quot;)&amp;&quot; µ&quot;;IF([.F10]&gt;=0.000000001; TEXT([.F10]*1000000000; &quot;0.0#&quot;)&amp;&quot; n&quot;; IF([.F10]&gt;=0.000000000001; TEXT([.F10]*1000000000000; &quot;0.0#&quot;)&amp;&quot; p&quot;;TEXT([.F10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13" office:value-type="string" calcext:value-type="string">
            <text:p>16 PIN IDC CONNECTOR</text:p>
          </table:table-cell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2 Row 3 Column 4</text:p>
          </table:table-cell>
          <table:table-cell office:value-type="string" calcext:value-type="string">
            <text:p>Misc 2/IMG_9580.jpg</text:p>
          </table:table-cell>
          <table:table-cell table:style-name="ce44" table:formula="of:=HYPERLINK([.P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1130" calcext:value-type="float">
            <text:p>1130</text:p>
          </table:table-cell>
          <table:table-cell table:number-columns-repeated="3"/>
          <table:table-cell table:formula="of:=[.B11]+[.C11]+[.D11]+[.E11]" office:value-type="float" office:value="1130" calcext:value-type="float">
            <text:p>1130</text:p>
          </table:table-cell>
          <table:table-cell table:style-name="ce39" table:formula="of:=IF([.F11]&gt;=1000000; TEXT([.F11]/1000000; &quot;0.0#&quot;)&amp;&quot; M&quot;; IF([.F11]&gt;=1000; TEXT([.F11]/1000; &quot;0.0#&quot;)&amp;&quot; k&quot;;  IF([.F11]&gt;=1; TEXT([.F11]; &quot;0.0#&quot;);IF([.F11]&gt;=0.001; TEXT([.F11]*1000; &quot;0.0#&quot;)&amp;&quot; m&quot;; IF([.F11]&gt;=0.000001; TEXT([.F11]*1000000; &quot;0.0#&quot;)&amp;&quot; µ&quot;;IF([.F11]&gt;=0.000000001; TEXT([.F11]*1000000000; &quot;0.0#&quot;)&amp;&quot; n&quot;; IF([.F11]&gt;=0.000000000001; TEXT([.F11]*1000000000000; &quot;0.0#&quot;)&amp;&quot; p&quot;;TEXT([.F11]; &quot;0.0#&quot;))))))))" office:value-type="string" office:string-value="1.13 k" calcext:value-type="string">
            <text:p>1.13 k</text:p>
          </table:table-cell>
          <table:table-cell table:number-columns-repeated="3"/>
          <table:table-cell table:style-name="ce42" office:value-type="percentage" office:value="0.01" calcext:value-type="percentage">
            <text:p>1.00%</text:p>
          </table:table-cell>
          <table:table-cell table:style-name="ce13" office:value-type="string" calcext:value-type="string">
            <text:p>Metal film</text:p>
          </table:table-cell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2 Row 3 Column 5</text:p>
          </table:table-cell>
          <table:table-cell office:value-type="string" calcext:value-type="string">
            <text:p>Misc 2/IMG_9580.jpg</text:p>
          </table:table-cell>
          <table:table-cell table:style-name="ce44" table:formula="of:=HYPERLINK([.P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formula="of:=[.B12]+[.C12]+[.D12]+[.E12]" office:value-type="float" office:value="500" calcext:value-type="float">
            <text:p>500</text:p>
          </table:table-cell>
          <table:table-cell table:style-name="ce39" table:formula="of:=IF([.F12]&gt;=1000000; TEXT([.F12]/1000000; &quot;0.0#&quot;)&amp;&quot; M&quot;; IF([.F12]&gt;=1000; TEXT([.F12]/1000; &quot;0.0#&quot;)&amp;&quot; k&quot;;  IF([.F12]&gt;=1; TEXT([.F12]; &quot;0.0#&quot;);IF([.F12]&gt;=0.001; TEXT([.F12]*1000; &quot;0.0#&quot;)&amp;&quot; m&quot;; IF([.F12]&gt;=0.000001; TEXT([.F12]*1000000; &quot;0.0#&quot;)&amp;&quot; µ&quot;;IF([.F12]&gt;=0.000000001; TEXT([.F12]*1000000000; &quot;0.0#&quot;)&amp;&quot; n&quot;; IF([.F12]&gt;=0.000000000001; TEXT([.F12]*1000000000000; &quot;0.0#&quot;)&amp;&quot; p&quot;;TEXT([.F12]; &quot;0.0#&quot;))))))))" office:value-type="string" office:string-value="500.0" calcext:value-type="string">
            <text:p>500.0</text:p>
          </table:table-cell>
          <table:table-cell table:number-columns-repeated="3"/>
          <table:table-cell table:style-name="ce42"/>
          <table:table-cell table:style-name="ce13"/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2 Row 4 Column 1</text:p>
          </table:table-cell>
          <table:table-cell office:value-type="string" calcext:value-type="string">
            <text:p>Misc 2/IMG_9580.jpg</text:p>
          </table:table-cell>
          <table:table-cell table:style-name="ce44" table:formula="of:=HYPERLINK([.P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 office:value-type="string" calcext:value-type="string">
            <text:p>Oscillator</text:p>
          </table:table-cell>
          <table:table-cell table:number-columns-repeated="4"/>
          <table:table-cell table:formula="of:=[.B13]+[.C13]+[.D13]+[.E13]" office:value-type="float" office:value="0" calcext:value-type="float">
            <text:p>0</text:p>
          </table:table-cell>
          <table:table-cell table:style-name="ce39" table:formula="of:=IF([.F13]&gt;=1000000; TEXT([.F13]/1000000; &quot;0.0#&quot;)&amp;&quot; M&quot;; IF([.F13]&gt;=1000; TEXT([.F13]/1000; &quot;0.0#&quot;)&amp;&quot; k&quot;;  IF([.F13]&gt;=1; TEXT([.F13]; &quot;0.0#&quot;);IF([.F13]&gt;=0.001; TEXT([.F13]*1000; &quot;0.0#&quot;)&amp;&quot; m&quot;; IF([.F13]&gt;=0.000001; TEXT([.F13]*1000000; &quot;0.0#&quot;)&amp;&quot; µ&quot;;IF([.F13]&gt;=0.000000001; TEXT([.F13]*1000000000; &quot;0.0#&quot;)&amp;&quot; n&quot;; IF([.F13]&gt;=0.000000000001; TEXT([.F13]*1000000000000; &quot;0.0#&quot;)&amp;&quot; p&quot;;TEXT([.F13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13" office:value-type="string" calcext:value-type="string">
            <text:p>CRYSTALS + OSCILLATORS</text:p>
          </table:table-cell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2 Row 4 Column 2</text:p>
          </table:table-cell>
          <table:table-cell office:value-type="string" calcext:value-type="string">
            <text:p>Misc 2/IMG_9580.jpg</text:p>
          </table:table-cell>
          <table:table-cell table:style-name="ce44" table:formula="of:=HYPERLINK([.P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 office:value-type="string" calcext:value-type="string">
            <text:p>Oscillator</text:p>
          </table:table-cell>
          <table:table-cell table:number-columns-repeated="4"/>
          <table:table-cell table:formula="of:=[.B14]+[.C14]+[.D14]+[.E14]" office:value-type="float" office:value="0" calcext:value-type="float">
            <text:p>0</text:p>
          </table:table-cell>
          <table:table-cell table:style-name="ce39" table:formula="of:=IF([.F14]&gt;=1000000; TEXT([.F14]/1000000; &quot;0.0#&quot;)&amp;&quot; M&quot;; IF([.F14]&gt;=1000; TEXT([.F14]/1000; &quot;0.0#&quot;)&amp;&quot; k&quot;;  IF([.F14]&gt;=1; TEXT([.F14]; &quot;0.0#&quot;);IF([.F14]&gt;=0.001; TEXT([.F14]*1000; &quot;0.0#&quot;)&amp;&quot; m&quot;; IF([.F14]&gt;=0.000001; TEXT([.F14]*1000000; &quot;0.0#&quot;)&amp;&quot; µ&quot;;IF([.F14]&gt;=0.000000001; TEXT([.F14]*1000000000; &quot;0.0#&quot;)&amp;&quot; n&quot;; IF([.F14]&gt;=0.000000000001; TEXT([.F14]*1000000000000; &quot;0.0#&quot;)&amp;&quot; p&quot;;TEXT([.F1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13" office:value-type="string" calcext:value-type="string">
            <text:p>CRYSTALS + OSCILLATORS (unlabeled)</text:p>
          </table:table-cell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2 Row 4 Column 3</text:p>
          </table:table-cell>
          <table:table-cell office:value-type="string" calcext:value-type="string">
            <text:p>Misc 2/IMG_9580.jpg</text:p>
          </table:table-cell>
          <table:table-cell table:style-name="ce44" table:formula="of:=HYPERLINK([.P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6650" calcext:value-type="float">
            <text:p>6650</text:p>
          </table:table-cell>
          <table:table-cell table:number-columns-repeated="3"/>
          <table:table-cell table:formula="of:=[.B15]+[.C15]+[.D15]+[.E15]" office:value-type="float" office:value="6650" calcext:value-type="float">
            <text:p>6650</text:p>
          </table:table-cell>
          <table:table-cell table:style-name="ce39" table:formula="of:=IF([.F15]&gt;=1000000; TEXT([.F15]/1000000; &quot;0.0#&quot;)&amp;&quot; M&quot;; IF([.F15]&gt;=1000; TEXT([.F15]/1000; &quot;0.0#&quot;)&amp;&quot; k&quot;;  IF([.F15]&gt;=1; TEXT([.F15]; &quot;0.0#&quot;);IF([.F15]&gt;=0.001; TEXT([.F15]*1000; &quot;0.0#&quot;)&amp;&quot; m&quot;; IF([.F15]&gt;=0.000001; TEXT([.F15]*1000000; &quot;0.0#&quot;)&amp;&quot; µ&quot;;IF([.F15]&gt;=0.000000001; TEXT([.F15]*1000000000; &quot;0.0#&quot;)&amp;&quot; n&quot;; IF([.F15]&gt;=0.000000000001; TEXT([.F15]*1000000000000; &quot;0.0#&quot;)&amp;&quot; p&quot;;TEXT([.F15]; &quot;0.0#&quot;))))))))" office:value-type="string" office:string-value="6.65 k" calcext:value-type="string">
            <text:p>6.65 k</text:p>
          </table:table-cell>
          <table:table-cell table:number-columns-repeated="3"/>
          <table:table-cell table:style-name="ce42"/>
          <table:table-cell table:style-name="ce13"/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2 Row 4 Column 4</text:p>
          </table:table-cell>
          <table:table-cell office:value-type="string" calcext:value-type="string">
            <text:p>Misc 2/IMG_9580.jpg</text:p>
          </table:table-cell>
          <table:table-cell table:style-name="ce44" table:formula="of:=HYPERLINK([.P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2320" calcext:value-type="float">
            <text:p>2320</text:p>
          </table:table-cell>
          <table:table-cell table:number-columns-repeated="3"/>
          <table:table-cell table:formula="of:=[.B16]+[.C16]+[.D16]+[.E16]" office:value-type="float" office:value="2320" calcext:value-type="float">
            <text:p>2320</text:p>
          </table:table-cell>
          <table:table-cell table:style-name="ce39" table:formula="of:=IF([.F16]&gt;=1000000; TEXT([.F16]/1000000; &quot;0.0#&quot;)&amp;&quot; M&quot;; IF([.F16]&gt;=1000; TEXT([.F16]/1000; &quot;0.0#&quot;)&amp;&quot; k&quot;;  IF([.F16]&gt;=1; TEXT([.F16]; &quot;0.0#&quot;);IF([.F16]&gt;=0.001; TEXT([.F16]*1000; &quot;0.0#&quot;)&amp;&quot; m&quot;; IF([.F16]&gt;=0.000001; TEXT([.F16]*1000000; &quot;0.0#&quot;)&amp;&quot; µ&quot;;IF([.F16]&gt;=0.000000001; TEXT([.F16]*1000000000; &quot;0.0#&quot;)&amp;&quot; n&quot;; IF([.F16]&gt;=0.000000000001; TEXT([.F16]*1000000000000; &quot;0.0#&quot;)&amp;&quot; p&quot;;TEXT([.F16]; &quot;0.0#&quot;))))))))" office:value-type="string" office:string-value="2.32 k" calcext:value-type="string">
            <text:p>2.32 k</text:p>
          </table:table-cell>
          <table:table-cell table:number-columns-repeated="3"/>
          <table:table-cell table:style-name="ce42"/>
          <table:table-cell table:style-name="ce13" office:value-type="string" calcext:value-type="string">
            <text:p>Metal film</text:p>
          </table:table-cell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2 Row 4 Column 5</text:p>
          </table:table-cell>
          <table:table-cell office:value-type="string" calcext:value-type="string">
            <text:p>Misc 2/IMG_9580.jpg</text:p>
          </table:table-cell>
          <table:table-cell table:style-name="ce44" table:formula="of:=HYPERLINK([.P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 office:value-type="string" calcext:value-type="string">
            <text:p>IC</text:p>
          </table:table-cell>
          <table:table-cell table:number-columns-repeated="4"/>
          <table:table-cell table:formula="of:=[.B17]+[.C17]+[.D17]+[.E17]" office:value-type="float" office:value="0" calcext:value-type="float">
            <text:p>0</text:p>
          </table:table-cell>
          <table:table-cell table:style-name="ce39" table:formula="of:=IF([.F17]&gt;=1000000; TEXT([.F17]/1000000; &quot;0.0#&quot;)&amp;&quot; M&quot;; IF([.F17]&gt;=1000; TEXT([.F17]/1000; &quot;0.0#&quot;)&amp;&quot; k&quot;;  IF([.F17]&gt;=1; TEXT([.F17]; &quot;0.0#&quot;);IF([.F17]&gt;=0.001; TEXT([.F17]*1000; &quot;0.0#&quot;)&amp;&quot; m&quot;; IF([.F17]&gt;=0.000001; TEXT([.F17]*1000000; &quot;0.0#&quot;)&amp;&quot; µ&quot;;IF([.F17]&gt;=0.000000001; TEXT([.F17]*1000000000; &quot;0.0#&quot;)&amp;&quot; n&quot;; IF([.F17]&gt;=0.000000000001; TEXT([.F17]*1000000000000; &quot;0.0#&quot;)&amp;&quot; p&quot;;TEXT([.F1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13" office:value-type="string" calcext:value-type="string">
            <text:p>4000 SERIES</text:p>
          </table:table-cell>
          <table:table-cell office:value-type="string" calcext:value-type="string">
            <text:p>DIP</text:p>
          </table:table-cell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2 Row 5 Column 2</text:p>
          </table:table-cell>
          <table:table-cell office:value-type="string" calcext:value-type="string">
            <text:p>Misc 2/IMG_9580.jpg</text:p>
          </table:table-cell>
          <table:table-cell table:style-name="ce44" table:formula="of:=HYPERLINK([.P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 office:value-type="string" calcext:value-type="string">
            <text:p>Socket</text:p>
          </table:table-cell>
          <table:table-cell table:number-columns-repeated="4"/>
          <table:table-cell table:formula="of:=[.B18]+[.C18]+[.D18]+[.E18]" office:value-type="float" office:value="0" calcext:value-type="float">
            <text:p>0</text:p>
          </table:table-cell>
          <table:table-cell table:style-name="ce39" table:formula="of:=IF([.F18]&gt;=1000000; TEXT([.F18]/1000000; &quot;0.0#&quot;)&amp;&quot; M&quot;; IF([.F18]&gt;=1000; TEXT([.F18]/1000; &quot;0.0#&quot;)&amp;&quot; k&quot;;  IF([.F18]&gt;=1; TEXT([.F18]; &quot;0.0#&quot;);IF([.F18]&gt;=0.001; TEXT([.F18]*1000; &quot;0.0#&quot;)&amp;&quot; m&quot;; IF([.F18]&gt;=0.000001; TEXT([.F18]*1000000; &quot;0.0#&quot;)&amp;&quot; µ&quot;;IF([.F18]&gt;=0.000000001; TEXT([.F18]*1000000000; &quot;0.0#&quot;)&amp;&quot; n&quot;; IF([.F18]&gt;=0.000000000001; TEXT([.F18]*1000000000000; &quot;0.0#&quot;)&amp;&quot; p&quot;;TEXT([.F1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13" office:value-type="string" calcext:value-type="string">
            <text:p>8 PIN SOCKETS</text:p>
          </table:table-cell>
          <table:table-cell office:value-type="string" calcext:value-type="string">
            <text:p>DIP</text:p>
          </table:table-cell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2 Row 5 Column 4</text:p>
          </table:table-cell>
          <table:table-cell office:value-type="string" calcext:value-type="string">
            <text:p>Misc 2/IMG_9580.jpg</text:p>
          </table:table-cell>
          <table:table-cell table:style-name="ce44" table:formula="of:=HYPERLINK([.P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 office:value-type="string" calcext:value-type="string">
            <text:p>IC</text:p>
          </table:table-cell>
          <table:table-cell table:number-columns-repeated="4"/>
          <table:table-cell table:formula="of:=[.B19]+[.C19]+[.D19]+[.E19]" office:value-type="float" office:value="0" calcext:value-type="float">
            <text:p>0</text:p>
          </table:table-cell>
          <table:table-cell table:style-name="ce39" table:formula="of:=IF([.F19]&gt;=1000000; TEXT([.F19]/1000000; &quot;0.0#&quot;)&amp;&quot; M&quot;; IF([.F19]&gt;=1000; TEXT([.F19]/1000; &quot;0.0#&quot;)&amp;&quot; k&quot;;  IF([.F19]&gt;=1; TEXT([.F19]; &quot;0.0#&quot;);IF([.F19]&gt;=0.001; TEXT([.F19]*1000; &quot;0.0#&quot;)&amp;&quot; m&quot;; IF([.F19]&gt;=0.000001; TEXT([.F19]*1000000; &quot;0.0#&quot;)&amp;&quot; µ&quot;;IF([.F19]&gt;=0.000000001; TEXT([.F19]*1000000000; &quot;0.0#&quot;)&amp;&quot; n&quot;; IF([.F19]&gt;=0.000000000001; TEXT([.F19]*1000000000000; &quot;0.0#&quot;)&amp;&quot; p&quot;;TEXT([.F1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13" office:value-type="string" calcext:value-type="string">
            <text:p>CD74HCT373 OCTAL D LATCH</text:p>
          </table:table-cell>
          <table:table-cell office:value-type="string" calcext:value-type="string">
            <text:p>DIP</text:p>
          </table:table-cell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2 Row 5 Column 5</text:p>
          </table:table-cell>
          <table:table-cell office:value-type="string" calcext:value-type="string">
            <text:p>Misc 2/IMG_9580.jpg</text:p>
          </table:table-cell>
          <table:table-cell table:style-name="ce44" table:formula="of:=HYPERLINK([.P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 office:value-type="string" calcext:value-type="string">
            <text:p>IC</text:p>
          </table:table-cell>
          <table:table-cell table:number-columns-repeated="4"/>
          <table:table-cell table:formula="of:=[.B20]+[.C20]+[.D20]+[.E20]" office:value-type="float" office:value="0" calcext:value-type="float">
            <text:p>0</text:p>
          </table:table-cell>
          <table:table-cell table:style-name="ce39" table:formula="of:=IF([.F20]&gt;=1000000; TEXT([.F20]/1000000; &quot;0.0#&quot;)&amp;&quot; M&quot;; IF([.F20]&gt;=1000; TEXT([.F20]/1000; &quot;0.0#&quot;)&amp;&quot; k&quot;;  IF([.F20]&gt;=1; TEXT([.F20]; &quot;0.0#&quot;);IF([.F20]&gt;=0.001; TEXT([.F20]*1000; &quot;0.0#&quot;)&amp;&quot; m&quot;; IF([.F20]&gt;=0.000001; TEXT([.F20]*1000000; &quot;0.0#&quot;)&amp;&quot; µ&quot;;IF([.F20]&gt;=0.000000001; TEXT([.F20]*1000000000; &quot;0.0#&quot;)&amp;&quot; n&quot;; IF([.F20]&gt;=0.000000000001; TEXT([.F20]*1000000000000; &quot;0.0#&quot;)&amp;&quot; p&quot;;TEXT([.F20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13" office:value-type="string" calcext:value-type="string">
            <text:p>MICRO 104YM UHF XMITTER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2 Row 6 Column 1</text:p>
          </table:table-cell>
          <table:table-cell office:value-type="string" calcext:value-type="string">
            <text:p>Misc 2/IMG_9580.jpg</text:p>
          </table:table-cell>
          <table:table-cell table:style-name="ce44" table:formula="of:=HYPERLINK([.P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 office:value-type="string" calcext:value-type="string">
            <text:p>Switch</text:p>
          </table:table-cell>
          <table:table-cell table:number-columns-repeated="4"/>
          <table:table-cell table:formula="of:=[.B21]+[.C21]+[.D21]+[.E21]" office:value-type="float" office:value="0" calcext:value-type="float">
            <text:p>0</text:p>
          </table:table-cell>
          <table:table-cell table:style-name="ce39" table:formula="of:=IF([.F21]&gt;=1000000; TEXT([.F21]/1000000; &quot;0.0#&quot;)&amp;&quot; M&quot;; IF([.F21]&gt;=1000; TEXT([.F21]/1000; &quot;0.0#&quot;)&amp;&quot; k&quot;;  IF([.F21]&gt;=1; TEXT([.F21]; &quot;0.0#&quot;);IF([.F21]&gt;=0.001; TEXT([.F21]*1000; &quot;0.0#&quot;)&amp;&quot; m&quot;; IF([.F21]&gt;=0.000001; TEXT([.F21]*1000000; &quot;0.0#&quot;)&amp;&quot; µ&quot;;IF([.F21]&gt;=0.000000001; TEXT([.F21]*1000000000; &quot;0.0#&quot;)&amp;&quot; n&quot;; IF([.F21]&gt;=0.000000000001; TEXT([.F21]*1000000000000; &quot;0.0#&quot;)&amp;&quot; p&quot;;TEXT([.F2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17" office:value-type="string" calcext:value-type="string">
            <text:p>SPDT Momentary Toggl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2 Row 6 Column 3</text:p>
          </table:table-cell>
          <table:table-cell office:value-type="string" calcext:value-type="string">
            <text:p>Misc 2/IMG_9580.jpg</text:p>
          </table:table-cell>
          <table:table-cell table:style-name="ce44" table:formula="of:=HYPERLINK([.P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 office:value-type="string" calcext:value-type="string">
            <text:p>Relay</text:p>
          </table:table-cell>
          <table:table-cell table:number-columns-repeated="4"/>
          <table:table-cell table:formula="of:=[.B22]+[.C22]+[.D22]+[.E22]" office:value-type="float" office:value="0" calcext:value-type="float">
            <text:p>0</text:p>
          </table:table-cell>
          <table:table-cell table:style-name="ce39" table:formula="of:=IF([.F22]&gt;=1000000; TEXT([.F22]/1000000; &quot;0.0#&quot;)&amp;&quot; M&quot;; IF([.F22]&gt;=1000; TEXT([.F22]/1000; &quot;0.0#&quot;)&amp;&quot; k&quot;;  IF([.F22]&gt;=1; TEXT([.F22]; &quot;0.0#&quot;);IF([.F22]&gt;=0.001; TEXT([.F22]*1000; &quot;0.0#&quot;)&amp;&quot; m&quot;; IF([.F22]&gt;=0.000001; TEXT([.F22]*1000000; &quot;0.0#&quot;)&amp;&quot; µ&quot;;IF([.F22]&gt;=0.000000001; TEXT([.F22]*1000000000; &quot;0.0#&quot;)&amp;&quot; n&quot;; IF([.F22]&gt;=0.000000000001; TEXT([.F22]*1000000000000; &quot;0.0#&quot;)&amp;&quot; p&quot;;TEXT([.F2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13" office:value-type="string" calcext:value-type="string">
            <text:p>5V RELAYS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2 Row 6 Column 4</text:p>
          </table:table-cell>
          <table:table-cell office:value-type="string" calcext:value-type="string">
            <text:p>Misc 2/IMG_9580.jpg</text:p>
          </table:table-cell>
          <table:table-cell table:style-name="ce44" table:formula="of:=HYPERLINK([.P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 office:value-type="string" calcext:value-type="string">
            <text:p>Display</text:p>
          </table:table-cell>
          <table:table-cell table:number-columns-repeated="4"/>
          <table:table-cell table:formula="of:=[.B23]+[.C23]+[.D23]+[.E23]" office:value-type="float" office:value="0" calcext:value-type="float">
            <text:p>0</text:p>
          </table:table-cell>
          <table:table-cell table:style-name="ce39" table:formula="of:=IF([.F23]&gt;=1000000; TEXT([.F23]/1000000; &quot;0.0#&quot;)&amp;&quot; M&quot;; IF([.F23]&gt;=1000; TEXT([.F23]/1000; &quot;0.0#&quot;)&amp;&quot; k&quot;;  IF([.F23]&gt;=1; TEXT([.F23]; &quot;0.0#&quot;);IF([.F23]&gt;=0.001; TEXT([.F23]*1000; &quot;0.0#&quot;)&amp;&quot; m&quot;; IF([.F23]&gt;=0.000001; TEXT([.F23]*1000000; &quot;0.0#&quot;)&amp;&quot; µ&quot;;IF([.F23]&gt;=0.000000001; TEXT([.F23]*1000000000; &quot;0.0#&quot;)&amp;&quot; n&quot;; IF([.F23]&gt;=0.000000000001; TEXT([.F23]*1000000000000; &quot;0.0#&quot;)&amp;&quot; p&quot;;TEXT([.F23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13" office:value-type="string" calcext:value-type="string">
            <text:p>VARIOUS DISPLAYS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2 Row 6 Column 5</text:p>
          </table:table-cell>
          <table:table-cell office:value-type="string" calcext:value-type="string">
            <text:p>Misc 2/IMG_9580.jpg</text:p>
          </table:table-cell>
          <table:table-cell table:style-name="ce44" table:formula="of:=HYPERLINK([.P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 office:value-type="string" calcext:value-type="string">
            <text:p>Connector</text:p>
          </table:table-cell>
          <table:table-cell table:number-columns-repeated="4"/>
          <table:table-cell table:formula="of:=[.B24]+[.C24]+[.D24]+[.E24]" office:value-type="float" office:value="0" calcext:value-type="float">
            <text:p>0</text:p>
          </table:table-cell>
          <table:table-cell table:style-name="ce39" table:formula="of:=IF([.F24]&gt;=1000000; TEXT([.F24]/1000000; &quot;0.0#&quot;)&amp;&quot; M&quot;; IF([.F24]&gt;=1000; TEXT([.F24]/1000; &quot;0.0#&quot;)&amp;&quot; k&quot;;  IF([.F24]&gt;=1; TEXT([.F24]; &quot;0.0#&quot;);IF([.F24]&gt;=0.001; TEXT([.F24]*1000; &quot;0.0#&quot;)&amp;&quot; m&quot;; IF([.F24]&gt;=0.000001; TEXT([.F24]*1000000; &quot;0.0#&quot;)&amp;&quot; µ&quot;;IF([.F24]&gt;=0.000000001; TEXT([.F24]*1000000000; &quot;0.0#&quot;)&amp;&quot; n&quot;; IF([.F24]&gt;=0.000000000001; TEXT([.F24]*1000000000000; &quot;0.0#&quot;)&amp;&quot; p&quot;;TEXT([.F2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13" office:value-type="string" calcext:value-type="string">
            <text:p>BARREL CONNECTORS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2 Row 7 Column 1</text:p>
          </table:table-cell>
          <table:table-cell office:value-type="string" calcext:value-type="string">
            <text:p>Misc 2/IMG_9580.jpg</text:p>
          </table:table-cell>
          <table:table-cell table:style-name="ce44" table:formula="of:=HYPERLINK([.P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 office:value-type="string" calcext:value-type="string">
            <text:p>IC</text:p>
          </table:table-cell>
          <table:table-cell table:number-columns-repeated="4"/>
          <table:table-cell table:formula="of:=[.B25]+[.C25]+[.D25]+[.E25]" office:value-type="float" office:value="0" calcext:value-type="float">
            <text:p>0</text:p>
          </table:table-cell>
          <table:table-cell table:style-name="ce39" table:formula="of:=IF([.F25]&gt;=1000000; TEXT([.F25]/1000000; &quot;0.0#&quot;)&amp;&quot; M&quot;; IF([.F25]&gt;=1000; TEXT([.F25]/1000; &quot;0.0#&quot;)&amp;&quot; k&quot;;  IF([.F25]&gt;=1; TEXT([.F25]; &quot;0.0#&quot;);IF([.F25]&gt;=0.001; TEXT([.F25]*1000; &quot;0.0#&quot;)&amp;&quot; m&quot;; IF([.F25]&gt;=0.000001; TEXT([.F25]*1000000; &quot;0.0#&quot;)&amp;&quot; µ&quot;;IF([.F25]&gt;=0.000000001; TEXT([.F25]*1000000000; &quot;0.0#&quot;)&amp;&quot; n&quot;; IF([.F25]&gt;=0.000000000001; TEXT([.F25]*1000000000000; &quot;0.0#&quot;)&amp;&quot; p&quot;;TEXT([.F25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13" office:value-type="string" calcext:value-type="string">
            <text:p>CS8120 8ND 300mA Regulator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2 Row 7 Column 2</text:p>
          </table:table-cell>
          <table:table-cell office:value-type="string" calcext:value-type="string">
            <text:p>Misc 2/IMG_9580.jpg</text:p>
          </table:table-cell>
          <table:table-cell table:style-name="ce44" table:formula="of:=HYPERLINK([.P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 office:value-type="string" calcext:value-type="string">
            <text:p>IC</text:p>
          </table:table-cell>
          <table:table-cell table:number-columns-repeated="4"/>
          <table:table-cell table:formula="of:=[.B26]+[.C26]+[.D26]+[.E26]" office:value-type="float" office:value="0" calcext:value-type="float">
            <text:p>0</text:p>
          </table:table-cell>
          <table:table-cell table:style-name="ce39" table:formula="of:=IF([.F26]&gt;=1000000; TEXT([.F26]/1000000; &quot;0.0#&quot;)&amp;&quot; M&quot;; IF([.F26]&gt;=1000; TEXT([.F26]/1000; &quot;0.0#&quot;)&amp;&quot; k&quot;;  IF([.F26]&gt;=1; TEXT([.F26]; &quot;0.0#&quot;);IF([.F26]&gt;=0.001; TEXT([.F26]*1000; &quot;0.0#&quot;)&amp;&quot; m&quot;; IF([.F26]&gt;=0.000001; TEXT([.F26]*1000000; &quot;0.0#&quot;)&amp;&quot; µ&quot;;IF([.F26]&gt;=0.000000001; TEXT([.F26]*1000000000; &quot;0.0#&quot;)&amp;&quot; n&quot;; IF([.F26]&gt;=0.000000000001; TEXT([.F26]*1000000000000; &quot;0.0#&quot;)&amp;&quot; p&quot;;TEXT([.F26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13" office:value-type="string" calcext:value-type="string">
            <text:p>MAX713 NiCd Charger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2 Row 7 Column 3</text:p>
          </table:table-cell>
          <table:table-cell office:value-type="string" calcext:value-type="string">
            <text:p>Misc 2/IMG_9580.jpg</text:p>
          </table:table-cell>
          <table:table-cell table:style-name="ce44" table:formula="of:=HYPERLINK([.P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 office:value-type="string" calcext:value-type="string">
            <text:p>Relay</text:p>
          </table:table-cell>
          <table:table-cell table:number-columns-repeated="4"/>
          <table:table-cell table:formula="of:=[.B27]+[.C27]+[.D27]+[.E27]" office:value-type="float" office:value="0" calcext:value-type="float">
            <text:p>0</text:p>
          </table:table-cell>
          <table:table-cell table:style-name="ce39" table:formula="of:=IF([.F27]&gt;=1000000; TEXT([.F27]/1000000; &quot;0.0#&quot;)&amp;&quot; M&quot;; IF([.F27]&gt;=1000; TEXT([.F27]/1000; &quot;0.0#&quot;)&amp;&quot; k&quot;;  IF([.F27]&gt;=1; TEXT([.F27]; &quot;0.0#&quot;);IF([.F27]&gt;=0.001; TEXT([.F27]*1000; &quot;0.0#&quot;)&amp;&quot; m&quot;; IF([.F27]&gt;=0.000001; TEXT([.F27]*1000000; &quot;0.0#&quot;)&amp;&quot; µ&quot;;IF([.F27]&gt;=0.000000001; TEXT([.F27]*1000000000; &quot;0.0#&quot;)&amp;&quot; n&quot;; IF([.F27]&gt;=0.000000000001; TEXT([.F27]*1000000000000; &quot;0.0#&quot;)&amp;&quot; p&quot;;TEXT([.F2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13" office:value-type="string" calcext:value-type="string">
            <text:p>REED RELAY Mercury Wetted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2 Row 7 Column 4</text:p>
          </table:table-cell>
          <table:table-cell office:value-type="string" calcext:value-type="string">
            <text:p>Misc 2/IMG_9580.jpg</text:p>
          </table:table-cell>
          <table:table-cell table:style-name="ce44" table:formula="of:=HYPERLINK([.P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 office:value-type="string" calcext:value-type="string">
            <text:p>IC</text:p>
          </table:table-cell>
          <table:table-cell table:number-columns-repeated="4"/>
          <table:table-cell table:formula="of:=[.B28]+[.C28]+[.D28]+[.E28]" office:value-type="float" office:value="0" calcext:value-type="float">
            <text:p>0</text:p>
          </table:table-cell>
          <table:table-cell table:style-name="ce39" table:formula="of:=IF([.F28]&gt;=1000000; TEXT([.F28]/1000000; &quot;0.0#&quot;)&amp;&quot; M&quot;; IF([.F28]&gt;=1000; TEXT([.F28]/1000; &quot;0.0#&quot;)&amp;&quot; k&quot;;  IF([.F28]&gt;=1; TEXT([.F28]; &quot;0.0#&quot;);IF([.F28]&gt;=0.001; TEXT([.F28]*1000; &quot;0.0#&quot;)&amp;&quot; m&quot;; IF([.F28]&gt;=0.000001; TEXT([.F28]*1000000; &quot;0.0#&quot;)&amp;&quot; µ&quot;;IF([.F28]&gt;=0.000000001; TEXT([.F28]*1000000000; &quot;0.0#&quot;)&amp;&quot; n&quot;; IF([.F28]&gt;=0.000000000001; TEXT([.F28]*1000000000000; &quot;0.0#&quot;)&amp;&quot; p&quot;;TEXT([.F2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13" office:value-type="string" calcext:value-type="string">
            <text:p>TLC4652 Chopper OPAMP Stabilized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2 Row 7 Column 5</text:p>
          </table:table-cell>
          <table:table-cell office:value-type="string" calcext:value-type="string">
            <text:p>Misc 2/IMG_9580.jpg</text:p>
          </table:table-cell>
          <table:table-cell table:style-name="ce44" table:formula="of:=HYPERLINK([.P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 office:value-type="string" calcext:value-type="string">
            <text:p>PIC</text:p>
          </table:table-cell>
          <table:table-cell table:number-columns-repeated="4"/>
          <table:table-cell table:formula="of:=[.B29]+[.C29]+[.D29]+[.E29]" office:value-type="float" office:value="0" calcext:value-type="float">
            <text:p>0</text:p>
          </table:table-cell>
          <table:table-cell table:style-name="ce39" table:formula="of:=IF([.F29]&gt;=1000000; TEXT([.F29]/1000000; &quot;0.0#&quot;)&amp;&quot; M&quot;; IF([.F29]&gt;=1000; TEXT([.F29]/1000; &quot;0.0#&quot;)&amp;&quot; k&quot;;  IF([.F29]&gt;=1; TEXT([.F29]; &quot;0.0#&quot;);IF([.F29]&gt;=0.001; TEXT([.F29]*1000; &quot;0.0#&quot;)&amp;&quot; m&quot;; IF([.F29]&gt;=0.000001; TEXT([.F29]*1000000; &quot;0.0#&quot;)&amp;&quot; µ&quot;;IF([.F29]&gt;=0.000000001; TEXT([.F29]*1000000000; &quot;0.0#&quot;)&amp;&quot; n&quot;; IF([.F29]&gt;=0.000000000001; TEXT([.F29]*1000000000000; &quot;0.0#&quot;)&amp;&quot; p&quot;;TEXT([.F2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13" office:value-type="string" calcext:value-type="string">
            <text:p>PCF8582 256 Byte EEPROM</text:p>
          </table:table-cell>
          <table:table-cell office:value-type="string" calcext:value-type="string">
            <text:p>DIP</text:p>
          </table:table-cell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2 Row 8 Column 3</text:p>
          </table:table-cell>
          <table:table-cell office:value-type="string" calcext:value-type="string">
            <text:p>Misc 2/IMG_9580.jpg</text:p>
          </table:table-cell>
          <table:table-cell table:style-name="ce44" table:formula="of:=HYPERLINK([.P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 office:value-type="string" calcext:value-type="string">
            <text:p>Relay</text:p>
          </table:table-cell>
          <table:table-cell table:number-columns-repeated="4"/>
          <table:table-cell table:formula="of:=[.B30]+[.C30]+[.D30]+[.E30]" office:value-type="float" office:value="0" calcext:value-type="float">
            <text:p>0</text:p>
          </table:table-cell>
          <table:table-cell table:style-name="ce39" table:formula="of:=IF([.F30]&gt;=1000000; TEXT([.F30]/1000000; &quot;0.0#&quot;)&amp;&quot; M&quot;; IF([.F30]&gt;=1000; TEXT([.F30]/1000; &quot;0.0#&quot;)&amp;&quot; k&quot;;  IF([.F30]&gt;=1; TEXT([.F30]; &quot;0.0#&quot;);IF([.F30]&gt;=0.001; TEXT([.F30]*1000; &quot;0.0#&quot;)&amp;&quot; m&quot;; IF([.F30]&gt;=0.000001; TEXT([.F30]*1000000; &quot;0.0#&quot;)&amp;&quot; µ&quot;;IF([.F30]&gt;=0.000000001; TEXT([.F30]*1000000000; &quot;0.0#&quot;)&amp;&quot; n&quot;; IF([.F30]&gt;=0.000000000001; TEXT([.F30]*1000000000000; &quot;0.0#&quot;)&amp;&quot; p&quot;;TEXT([.F30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13" office:value-type="string" calcext:value-type="string">
            <text:p>VARIOUS RELAYS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2 Row 8 Column 4</text:p>
          </table:table-cell>
          <table:table-cell office:value-type="string" calcext:value-type="string">
            <text:p>Misc 2/IMG_9580.jpg</text:p>
          </table:table-cell>
          <table:table-cell table:style-name="ce44" table:formula="of:=HYPERLINK([.P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 office:value-type="string" calcext:value-type="string">
            <text:p>IC</text:p>
          </table:table-cell>
          <table:table-cell table:number-columns-repeated="4"/>
          <table:table-cell table:formula="of:=[.B31]+[.C31]+[.D31]+[.E31]" office:value-type="float" office:value="0" calcext:value-type="float">
            <text:p>0</text:p>
          </table:table-cell>
          <table:table-cell table:style-name="ce39" table:formula="of:=IF([.F31]&gt;=1000000; TEXT([.F31]/1000000; &quot;0.0#&quot;)&amp;&quot; M&quot;; IF([.F31]&gt;=1000; TEXT([.F31]/1000; &quot;0.0#&quot;)&amp;&quot; k&quot;;  IF([.F31]&gt;=1; TEXT([.F31]; &quot;0.0#&quot;);IF([.F31]&gt;=0.001; TEXT([.F31]*1000; &quot;0.0#&quot;)&amp;&quot; m&quot;; IF([.F31]&gt;=0.000001; TEXT([.F31]*1000000; &quot;0.0#&quot;)&amp;&quot; µ&quot;;IF([.F31]&gt;=0.000000001; TEXT([.F31]*1000000000; &quot;0.0#&quot;)&amp;&quot; n&quot;; IF([.F31]&gt;=0.000000000001; TEXT([.F31]*1000000000000; &quot;0.0#&quot;)&amp;&quot; p&quot;;TEXT([.F3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13" office:value-type="string" calcext:value-type="string">
            <text:p>LT1934 &amp; DUAL RS232 XCVR</text:p>
          </table:table-cell>
          <table:table-cell office:value-type="string" calcext:value-type="string">
            <text:p>DIP</text:p>
          </table:table-cell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2 Row 9 Column 2</text:p>
          </table:table-cell>
          <table:table-cell office:value-type="string" calcext:value-type="string">
            <text:p>Misc 2/IMG_9580.jpg</text:p>
          </table:table-cell>
          <table:table-cell table:style-name="ce44" table:formula="of:=HYPERLINK([.P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 office:value-type="string" calcext:value-type="string">
            <text:p>Connector</text:p>
          </table:table-cell>
          <table:table-cell table:number-columns-repeated="4"/>
          <table:table-cell table:formula="of:=[.B32]+[.C32]+[.D32]+[.E32]" office:value-type="float" office:value="0" calcext:value-type="float">
            <text:p>0</text:p>
          </table:table-cell>
          <table:table-cell table:style-name="ce39" table:formula="of:=IF([.F32]&gt;=1000000; TEXT([.F32]/1000000; &quot;0.0#&quot;)&amp;&quot; M&quot;; IF([.F32]&gt;=1000; TEXT([.F32]/1000; &quot;0.0#&quot;)&amp;&quot; k&quot;;  IF([.F32]&gt;=1; TEXT([.F32]; &quot;0.0#&quot;);IF([.F32]&gt;=0.001; TEXT([.F32]*1000; &quot;0.0#&quot;)&amp;&quot; m&quot;; IF([.F32]&gt;=0.000001; TEXT([.F32]*1000000; &quot;0.0#&quot;)&amp;&quot; µ&quot;;IF([.F32]&gt;=0.000000001; TEXT([.F32]*1000000000; &quot;0.0#&quot;)&amp;&quot; n&quot;; IF([.F32]&gt;=0.000000000001; TEXT([.F32]*1000000000000; &quot;0.0#&quot;)&amp;&quot; p&quot;;TEXT([.F3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13" office:value-type="string" calcext:value-type="string">
            <text:p>JST CONNECTORS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2 Row 9 Column 4</text:p>
          </table:table-cell>
          <table:table-cell office:value-type="string" calcext:value-type="string">
            <text:p>Misc 2/IMG_9580.jpg</text:p>
          </table:table-cell>
          <table:table-cell table:style-name="ce44" table:formula="of:=HYPERLINK([.P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 office:value-type="string" calcext:value-type="string">
            <text:p>Connector</text:p>
          </table:table-cell>
          <table:table-cell table:number-columns-repeated="4"/>
          <table:table-cell table:formula="of:=[.B33]+[.C33]+[.D33]+[.E33]" office:value-type="float" office:value="0" calcext:value-type="float">
            <text:p>0</text:p>
          </table:table-cell>
          <table:table-cell table:style-name="ce39" table:formula="of:=IF([.F33]&gt;=1000000; TEXT([.F33]/1000000; &quot;0.0#&quot;)&amp;&quot; M&quot;; IF([.F33]&gt;=1000; TEXT([.F33]/1000; &quot;0.0#&quot;)&amp;&quot; k&quot;;  IF([.F33]&gt;=1; TEXT([.F33]; &quot;0.0#&quot;);IF([.F33]&gt;=0.001; TEXT([.F33]*1000; &quot;0.0#&quot;)&amp;&quot; m&quot;; IF([.F33]&gt;=0.000001; TEXT([.F33]*1000000; &quot;0.0#&quot;)&amp;&quot; µ&quot;;IF([.F33]&gt;=0.000000001; TEXT([.F33]*1000000000; &quot;0.0#&quot;)&amp;&quot; n&quot;; IF([.F33]&gt;=0.000000000001; TEXT([.F33]*1000000000000; &quot;0.0#&quot;)&amp;&quot; p&quot;;TEXT([.F33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13" office:value-type="string" calcext:value-type="string">
            <text:p>2.1 mm DC BARREL JACK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2 Row 9 Column 5</text:p>
          </table:table-cell>
          <table:table-cell office:value-type="string" calcext:value-type="string">
            <text:p>Misc 2/IMG_9580.jpg</text:p>
          </table:table-cell>
          <table:table-cell table:style-name="ce44" table:formula="of:=HYPERLINK([.P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 table:number-rows-repeated="13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 table:style-name="ce33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5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 table:style-name="ce33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 table:number-columns-repeated="4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 table:number-columns-repeated="4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5"/>
          <table:table-cell table:style-name="ce33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/>
          <table:table-cell table:style-name="ce33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5"/>
          <table:table-cell table:style-name="ce33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6"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5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5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6"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3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 table:style-name="ce47"/>
          <table:table-cell table:style-name="Default" table:number-columns-repeated="16366"/>
        </table:table-row>
        <table:table-row table:style-name="ro1" table:number-rows-repeated="90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4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106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style-name="ce34"/>
          <table:table-cell table:number-columns-repeated="4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315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3"/>
          <table:table-cell table:style-name="Default"/>
          <table:table-cell table:style-name="ce35"/>
          <table:table-cell table:number-columns-repeated="3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36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6"/>
          <table:table-cell table:number-columns-repeated="3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74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6"/>
          <table:table-cell table:number-columns-repeated="3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3"/>
          <table:table-cell table:number-columns-repeated="5"/>
          <table:table-cell table:style-name="ce39"/>
          <table:table-cell table:number-columns-repeated="5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1047845">
          <table:table-cell table:number-columns-repeated="18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 number:grouping="true"/>
    </number:number-style>
    <number:number-style style:name="N16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7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71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72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73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7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75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76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77">
      <number:scientific-number number:decimal-places="11" number:min-decimal-places="11" number:min-integer-digits="1" number:min-exponent-digits="2" number:exponent-interval="1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21:35:12.043126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6T18:53:12</meta:creation-date>
    <dc:language>en-US</dc:language>
    <dc:date>2026-03-03T21:49:35.317208400</dc:date>
    <meta:editing-cycles>40</meta:editing-cycles>
    <meta:editing-duration>P2DT13H27M15S</meta:editing-duration>
    <meta:generator>LibreOffice/25.8.4.2$Windows_X86_64 LibreOffice_project/290daaa01b999472f0c7a3890eb6a550fd74c6df</meta:generator>
    <meta:document-statistic meta:table-count="1" meta:cell-count="299" meta:object-count="0"/>
    <meta:user-defined meta:name="AppVersion">15.0000</meta:user-defined>
  </office:meta>
</office:document-meta>
</file>